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691cm" table:align="left"/>
    </style:style>
    <style:style style:name="Tabella1.A" style:family="table-column">
      <style:table-column-properties style:column-width="6.694cm"/>
    </style:style>
    <style:style style:name="Tabella1.B" style:family="table-column">
      <style:table-column-properties style:column-width="5.159cm"/>
    </style:style>
    <style:style style:name="Tabella1.C" style:family="table-column">
      <style:table-column-properties style:column-width="6.35cm"/>
    </style:style>
    <style:style style:name="Tabella1.D" style:family="table-column">
      <style:table-column-properties style:column-width="7.488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0fdf17"/>
    </style:style>
    <style:style style:name="P2" style:family="paragraph" style:parent-style-name="Standard">
      <style:paragraph-properties fo:text-align="start" style:justify-single-word="false"/>
      <style:text-properties officeooo:paragraph-rsid="00117334"/>
    </style:style>
    <style:style style:name="P3" style:family="paragraph" style:parent-style-name="Standard">
      <style:paragraph-properties fo:text-align="start" style:justify-single-word="false"/>
      <style:text-properties officeooo:paragraph-rsid="0012d6e0"/>
    </style:style>
    <style:style style:name="P4" style:family="paragraph" style:parent-style-name="Standard">
      <style:paragraph-properties fo:text-align="start" style:justify-single-word="false"/>
      <style:text-properties officeooo:paragraph-rsid="0015821c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15821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4" style:family="text"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<text:placeholder text:placeholder-type="text">&lt;for each="item in temp_get_order(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3"><text:span text:style-name="T3"><text:placeholder text:placeholder-type="text">&lt;item.name&gt;</text:placeholder></text:span></text:p>
          </table:table-cell>
          <table:table-cell table:style-name="Tabella1.A1" office:value-type="string">
            <text:p text:style-name="P3"><text:span text:style-name="T3"><text:placeholder text:placeholder-type="text">&lt;item.description_sale.split(']')[-1] if item.description_sale else ''&gt;</text:placeholder></text:span></text:p>
          </table:table-cell>
          <table:table-cell table:style-name="Tabella1.A1" office:value-type="string">
            <text:p text:style-name="P4"><text:span text:style-name="T4"><text:placeholder text:placeholder-type="text">&lt;setLang('it_IT')&gt;</text:placeholder></text:span></text:p>
            <text:p text:style-name="P4"><text:span text:style-name="T3"><text:placeholder text:placeholder-type="text">&lt;item.name&gt;</text:placeholder></text:span></text:p>
          </table:table-cell>
          <table:table-cell table:style-name="Tabella1.D1" office:value-type="string">
            <text:p text:style-name="P5"><text:placeholder text:placeholder-type="text">&lt;setLang('en_US')&gt;</text:placeholder></text:p>
            <text:p text:style-name="P5"><text:span text:style-name="T2"><text:placeholder text:placeholder-type="text">&lt;item.name&gt;</text:placeholder></text:span></text:p>
          </table:table-cell>
        </table:table-row>
      </table:table>
      <text:p text:style-name="P2"><text:span text:style-name="T3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5-10-01T09:05:29.475981069</dc:date>
    <dc:creator>thebrush </dc:creator>
    <meta:editing-duration>PT13M8S</meta:editing-duration>
    <meta:editing-cycles>9</meta:editing-cycles>
    <meta:document-statistic meta:table-count="1" meta:image-count="0" meta:object-count="0" meta:page-count="1" meta:paragraph-count="8" meta:word-count="19" meta:character-count="225" meta:non-whitespace-character-count="214"/>
  </office:meta>
</office:document-meta>
</file>